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87.31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60.35pt"/>
    </style:style>
    <style:style style:name="co4" style:family="table-column">
      <style:table-column-properties fo:break-before="auto" style:column-width="57.15pt"/>
    </style:style>
    <style:style style:name="co5" style:family="table-column">
      <style:table-column-properties fo:break-before="auto" style:column-width="62.76pt"/>
    </style:style>
    <style:style style:name="co6" style:family="table-column">
      <style:table-column-properties fo:break-before="auto" style:column-width="63.5pt"/>
    </style:style>
    <style:style style:name="co7" style:family="table-column">
      <style:table-column-properties fo:break-before="auto" style:column-width="66.64pt"/>
    </style:style>
    <style:style style:name="co8" style:family="table-column">
      <style:table-column-properties fo:break-before="auto" style:column-width="49.24pt"/>
    </style:style>
    <style:style style:name="co9" style:family="table-column">
      <style:table-column-properties fo:break-before="auto" style:column-width="55.56pt"/>
    </style:style>
    <style:style style:name="co10" style:family="table-column">
      <style:table-column-properties fo:break-before="auto" style:column-width="80.16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2-6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1010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06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07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07P0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1010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010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010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010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1010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010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1010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10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-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17" table:default-cell-style-name="Default"/>
        <table:table-column table:style-name="co10" table:number-columns-repeated="998" table:default-cell-style-name="Default"/>
        <table:table-row table:style-name="ro1">
          <table:table-cell table:style-name="ce1"/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019" calcext:value-type="float">
            <text:p>2019</text:p>
          </table:table-cell>
          <table:table-cell table:style-name="ce14" office:value-type="string" calcext:value-type="string">
            <text:p>Tổng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3" table:number-columns-repeated="6"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Tăng doanh thu bán hàng</text:p>
          </table:table-cell>
          <table:table-cell table:style-name="ce4" table:formula="of:=10000000*0.05" office:value-type="float" office:value="500000" calcext:value-type="float">
            <text:p>500,000 </text:p>
          </table:table-cell>
          <table:table-cell table:style-name="ce4" table:formula="of:=[.B3]*1.06" office:value-type="float" office:value="530000" calcext:value-type="float">
            <text:p>530,000 </text:p>
          </table:table-cell>
          <table:table-cell table:style-name="ce4" table:formula="of:=[.C3]*1.06" office:value-type="float" office:value="561800" calcext:value-type="float">
            <text:p>561,800 </text:p>
          </table:table-cell>
          <table:table-cell table:style-name="ce4" table:formula="of:=[.D3]*1.06" office:value-type="float" office:value="595508" calcext:value-type="float">
            <text:p>595,508 </text:p>
          </table:table-cell>
          <table:table-cell table:style-name="ce4" table:formula="of:=[.E3]*1.06" office:value-type="float" office:value="631238.48" calcext:value-type="float">
            <text:p>631,238 </text:p>
          </table:table-cell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Giảm chi phí chăm sóc khách hàng</text:p>
          </table:table-cell>
          <table:table-cell table:number-columns-repeated="5" table:style-name="ce4" office:value-type="float" office:value="70000" calcext:value-type="float">
            <text:p>70,000 </text:p>
          </table:table-cell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Giảm chi phí tồn kho</text:p>
          </table:table-cell>
          <table:table-cell table:number-columns-repeated="5" table:style-name="ce4" office:value-type="float" office:value="68000" calcext:value-type="float">
            <text:p>68,000 </text:p>
          </table:table-cell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TỔNG LỢI ÍCH:</text:p>
          </table:table-cell>
          <table:table-cell table:style-name="ce5" table:formula="of:=SUM([.B3:.B5])" office:value-type="float" office:value="638000" calcext:value-type="float">
            <text:p>638,000 </text:p>
          </table:table-cell>
          <table:table-cell table:style-name="ce5" table:formula="of:=SUM([.C3:.C5])" office:value-type="float" office:value="668000" calcext:value-type="float">
            <text:p>668,000 </text:p>
          </table:table-cell>
          <table:table-cell table:style-name="ce5" table:formula="of:=SUM([.D3:.D5])" office:value-type="float" office:value="699800" calcext:value-type="float">
            <text:p>699,800 </text:p>
          </table:table-cell>
          <table:table-cell table:style-name="ce5" table:formula="of:=SUM([.E3:.E5])" office:value-type="float" office:value="733508" calcext:value-type="float">
            <text:p>733,508 </text:p>
          </table:table-cell>
          <table:table-cell table:style-name="ce5" table:formula="of:=SUM([.F3:.F5])" office:value-type="float" office:value="769238.48" calcext:value-type="float">
            <text:p>769,238 </text:p>
          </table:table-cell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PV TỔNG LỢI ÍCH:</text:p>
          </table:table-cell>
          <table:table-cell table:style-name="ce6" table:formula="of:=[.B6]/(1+0.03)^1" office:value-type="float" office:value="619417.475728155" calcext:value-type="float">
            <text:p>619,417 </text:p>
          </table:table-cell>
          <table:table-cell table:style-name="ce6" table:formula="of:=[.C6]/(1+0.03)^2" office:value-type="float" office:value="629654.067301348" calcext:value-type="float">
            <text:p>629,654 </text:p>
          </table:table-cell>
          <table:table-cell table:style-name="ce6" table:formula="of:=[.D6]/(1+0.03)^3" office:value-type="float" office:value="640416.133215341" calcext:value-type="float">
            <text:p>640,416 </text:p>
          </table:table-cell>
          <table:table-cell table:style-name="ce6" table:formula="of:=[.E6]/(1+0.03)^4" office:value-type="float" office:value="651712.357542541" calcext:value-type="float">
            <text:p>651,712 </text:p>
          </table:table-cell>
          <table:table-cell table:style-name="ce6" table:formula="of:=[.F6]/(1+0.03)^5" office:value-type="float" office:value="663551.870134322" calcext:value-type="float">
            <text:p>663,552 </text:p>
          </table:table-cell>
          <table:table-cell table:style-name="ce6" table:formula="of:=SUM([.B7:.F7])" office:value-type="float" office:value="3204751.90392171" calcext:value-type="float">
            <text:p>3,204,752 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CỘNG DỒN PV TỔNG LỢI ÍCH:</text:p>
          </table:table-cell>
          <table:table-cell table:style-name="ce6" table:formula="of:=[.B7]" office:value-type="float" office:value="619417.475728155" calcext:value-type="float">
            <text:p>619,417 </text:p>
          </table:table-cell>
          <table:table-cell table:style-name="ce6" table:formula="of:=[.B8]+[.C7]" office:value-type="float" office:value="1249071.5430295" calcext:value-type="float">
            <text:p>1,249,072 </text:p>
          </table:table-cell>
          <table:table-cell table:style-name="ce6" table:formula="of:=[.C8]+[.D7]" office:value-type="float" office:value="1889487.67624484" calcext:value-type="float">
            <text:p>1,889,488 </text:p>
          </table:table-cell>
          <table:table-cell table:style-name="ce6" table:formula="of:=[.D8]+[.E7]" office:value-type="float" office:value="2541200.03378739" calcext:value-type="float">
            <text:p>2,541,200 </text:p>
          </table:table-cell>
          <table:table-cell table:style-name="ce6" table:formula="of:=[.E8]+[.F7]" office:value-type="float" office:value="3204751.90392171" calcext:value-type="float">
            <text:p>3,204,752 </text:p>
          </table:table-cell>
          <table:table-cell table:style-name="ce6"/>
          <table:table-cell table:style-name="ce1"/>
          <table:table-cell table:number-columns-repeated="1016"/>
        </table:table-row>
        <table:table-row table:style-name="ro1">
          <table:table-cell table:style-name="ce1"/>
          <table:table-cell table:style-name="ce2" table:number-columns-repeated="5"/>
          <table:table-cell table:style-name="ce14"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2 máy chủ @ $125,000</text:p>
          </table:table-cell>
          <table:table-cell table:style-name="ce3" office:value-type="float" office:value="250000" calcext:value-type="float">
            <text:p>250,000 </text:p>
          </table:table-cell>
          <table:table-cell table:number-columns-repeated="4" table:style-name="ce3" office:value-type="float" office:value="0" calcext:value-type="float">
            <text:p>0 </text:p>
          </table:table-cell>
          <table:table-cell table:style-name="ce3"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Máy in</text:p>
          </table:table-cell>
          <table:table-cell table:style-name="ce3" office:value-type="float" office:value="100000" calcext:value-type="float">
            <text:p>100,000 </text:p>
          </table:table-cell>
          <table:table-cell table:number-columns-repeated="4" table:style-name="ce3" office:value-type="float" office:value="0" calcext:value-type="float">
            <text:p>0 </text:p>
          </table:table-cell>
          <table:table-cell table:style-name="ce3"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Bản quyền phần mềm</text:p>
          </table:table-cell>
          <table:table-cell table:style-name="ce3" office:value-type="float" office:value="34825" calcext:value-type="float">
            <text:p>34,825 </text:p>
          </table:table-cell>
          <table:table-cell table:number-columns-repeated="4" table:style-name="ce3" office:value-type="float" office:value="0" calcext:value-type="float">
            <text:p>0 </text:p>
          </table:table-cell>
          <table:table-cell table:style-name="ce3"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Phần mềm máy chủ</text:p>
          </table:table-cell>
          <table:table-cell table:style-name="ce3" office:value-type="float" office:value="10945" calcext:value-type="float">
            <text:p>10,945 </text:p>
          </table:table-cell>
          <table:table-cell table:number-columns-repeated="4" table:style-name="ce3" office:value-type="float" office:value="0" calcext:value-type="float">
            <text:p>0 </text:p>
          </table:table-cell>
          <table:table-cell table:style-name="ce3"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Nhân công phát triển</text:p>
          </table:table-cell>
          <table:table-cell table:style-name="ce3" office:value-type="float" office:value="1236525" calcext:value-type="float">
            <text:p>1,236,525 </text:p>
          </table:table-cell>
          <table:table-cell table:number-columns-repeated="4" table:style-name="ce3" office:value-type="float" office:value="0" calcext:value-type="float">
            <text:p>0 </text:p>
          </table:table-cell>
          <table:table-cell table:style-name="ce3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TỔNG CHI PHÍ PHÁT TRIỂN:</text:p>
          </table:table-cell>
          <table:table-cell table:style-name="ce3" table:formula="of:=SUM([.B10:.B14])" office:value-type="float" office:value="1632295" calcext:value-type="float">
            <text:p>1,632,295 </text:p>
          </table:table-cell>
          <table:table-cell table:style-name="ce3" table:formula="of:=SUM([.C13:.C14])" office:value-type="float" office:value="0" calcext:value-type="float">
            <text:p>0 </text:p>
          </table:table-cell>
          <table:table-cell table:style-name="ce3" table:formula="of:=SUM([.D13:.D14])" office:value-type="float" office:value="0" calcext:value-type="float">
            <text:p>0 </text:p>
          </table:table-cell>
          <table:table-cell table:style-name="ce3" table:formula="of:=SUM([.E13:.E14])" office:value-type="float" office:value="0" calcext:value-type="float">
            <text:p>0 </text:p>
          </table:table-cell>
          <table:table-cell table:style-name="ce3" table:formula="of:=SUM([.F13:.F14])" office:value-type="float" office:value="0" calcext:value-type="float">
            <text:p>0 </text:p>
          </table:table-cell>
          <table:table-cell table:style-name="ce3"/>
          <table:table-cell table:style-name="ce1"/>
          <table:table-cell table:number-columns-repeated="1016"/>
        </table:table-row>
        <table:table-row table:style-name="ro1">
          <table:table-cell table:style-name="ce1"/>
          <table:table-cell table:style-name="ce2" table:number-columns-repeated="5"/>
          <table:table-cell table:style-name="ce14"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Phần cứng</text:p>
          </table:table-cell>
          <table:table-cell table:style-name="ce3" office:value-type="float" office:value="54000" calcext:value-type="float">
            <text:p>54,000 </text:p>
          </table:table-cell>
          <table:table-cell table:number-columns-repeated="4" table:style-name="ce3" office:value-type="float" office:value="81261" calcext:value-type="float">
            <text:p>81,261 </text:p>
          </table:table-cell>
          <table:table-cell table:style-name="ce3"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Phần mềm</text:p>
          </table:table-cell>
          <table:table-cell table:number-columns-repeated="5" table:style-name="ce3" office:value-type="float" office:value="20000" calcext:value-type="float">
            <text:p>20,000 </text:p>
          </table:table-cell>
          <table:table-cell table:style-name="ce3"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Nhân công vận hành</text:p>
          </table:table-cell>
          <table:table-cell table:style-name="ce3" office:value-type="float" office:value="111788" calcext:value-type="float">
            <text:p>111,788 </text:p>
          </table:table-cell>
          <table:table-cell table:style-name="ce3" table:formula="of:=[.B19]*1.04" office:value-type="float" office:value="116259.52" calcext:value-type="float">
            <text:p>116,260 </text:p>
          </table:table-cell>
          <table:table-cell table:style-name="ce3" table:formula="of:=[.C19]*1.04" office:value-type="float" office:value="120909.9008" calcext:value-type="float">
            <text:p>120,910 </text:p>
          </table:table-cell>
          <table:table-cell table:style-name="ce3" table:formula="of:=[.D19]*1.04" office:value-type="float" office:value="125746.296832" calcext:value-type="float">
            <text:p>125,746 </text:p>
          </table:table-cell>
          <table:table-cell table:style-name="ce3" table:formula="of:=[.E19]*1.04" office:value-type="float" office:value="130776.14870528" calcext:value-type="float">
            <text:p>130,776 </text:p>
          </table:table-cell>
          <table:table-cell table:style-name="ce3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TỔNG CHI PHÍ VẬN HÀNH:</text:p>
          </table:table-cell>
          <table:table-cell table:style-name="ce3" table:formula="of:=SUM([.B17:.B19])" office:value-type="float" office:value="185788" calcext:value-type="float">
            <text:p>185,788 </text:p>
          </table:table-cell>
          <table:table-cell table:style-name="ce3" table:formula="of:=SUM([.C17:.C19])" office:value-type="float" office:value="217520.52" calcext:value-type="float">
            <text:p>217,521 </text:p>
          </table:table-cell>
          <table:table-cell table:style-name="ce3" table:formula="of:=SUM([.D17:.D19])" office:value-type="float" office:value="222170.9008" calcext:value-type="float">
            <text:p>222,171 </text:p>
          </table:table-cell>
          <table:table-cell table:style-name="ce3" table:formula="of:=SUM([.E17:.E19])" office:value-type="float" office:value="227007.296832" calcext:value-type="float">
            <text:p>227,007 </text:p>
          </table:table-cell>
          <table:table-cell table:style-name="ce3" table:formula="of:=SUM([.F17:.F19])" office:value-type="float" office:value="232037.14870528" calcext:value-type="float">
            <text:p>232,037 </text:p>
          </table:table-cell>
          <table:table-cell table:style-name="ce3"/>
          <table:table-cell table:style-name="ce1"/>
          <table:table-cell table:number-columns-repeated="1016"/>
        </table:table-row>
        <table:table-row table:style-name="ro1">
          <table:table-cell table:style-name="ce1"/>
          <table:table-cell table:style-name="ce2" table:number-columns-repeated="5"/>
          <table:table-cell table:style-name="ce1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TỔNG CHI PHÍ:</text:p>
          </table:table-cell>
          <table:table-cell table:style-name="ce5" table:formula="of:=[.B15]+[.B20]" office:value-type="float" office:value="1818083" calcext:value-type="float">
            <text:p>1,818,083 </text:p>
          </table:table-cell>
          <table:table-cell table:style-name="ce5" table:formula="of:=[.C15]+[.C20]" office:value-type="float" office:value="217520.52" calcext:value-type="float">
            <text:p>217,521 </text:p>
          </table:table-cell>
          <table:table-cell table:style-name="ce5" table:formula="of:=[.D15]+[.D20]" office:value-type="float" office:value="222170.9008" calcext:value-type="float">
            <text:p>222,171 </text:p>
          </table:table-cell>
          <table:table-cell table:style-name="ce5" table:formula="of:=[.E15]+[.E20]" office:value-type="float" office:value="227007.296832" calcext:value-type="float">
            <text:p>227,007 </text:p>
          </table:table-cell>
          <table:table-cell table:style-name="ce5" table:formula="of:=[.F15]+[.F20]" office:value-type="float" office:value="232037.14870528" calcext:value-type="float">
            <text:p>232,037 </text:p>
          </table:table-cell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PV TỔNG CHI PHÍ:</text:p>
          </table:table-cell>
          <table:table-cell table:style-name="ce6" table:formula="of:=[.B22]/(1+0.03)^1" office:value-type="float" office:value="1765129.12621359" calcext:value-type="float">
            <text:p>1,765,129 </text:p>
          </table:table-cell>
          <table:table-cell table:style-name="ce6" table:formula="of:=[.C22]/(1+0.03)^2" office:value-type="float" office:value="205033.952304647" calcext:value-type="float">
            <text:p>205,034 </text:p>
          </table:table-cell>
          <table:table-cell table:style-name="ce6" table:formula="of:=[.D22]/(1+0.03)^3" office:value-type="float" office:value="203317.846818098" calcext:value-type="float">
            <text:p>203,318 </text:p>
          </table:table-cell>
          <table:table-cell table:style-name="ce6" table:formula="of:=[.E22]/(1+0.03)^4" office:value-type="float" office:value="201693.043017584" calcext:value-type="float">
            <text:p>201,693 </text:p>
          </table:table-cell>
          <table:table-cell table:style-name="ce6" table:formula="of:=[.F22]/(1+0.03)^5" office:value-type="float" office:value="200157.282776629" calcext:value-type="float">
            <text:p>200,157 </text:p>
          </table:table-cell>
          <table:table-cell table:style-name="ce6" table:formula="of:=SUM([.B23:.F23])" office:value-type="float" office:value="2575331.25113055" calcext:value-type="float">
            <text:p>2,575,331 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CỘNG DỒN PV TỔNG CHI PHÍ:</text:p>
          </table:table-cell>
          <table:table-cell table:style-name="ce6" table:formula="of:=[.B23]" office:value-type="float" office:value="1765129.12621359" calcext:value-type="float">
            <text:p>1,765,129 </text:p>
          </table:table-cell>
          <table:table-cell table:style-name="ce6" table:formula="of:=[.B24]+[.C23]" office:value-type="float" office:value="1970163.07851824" calcext:value-type="float">
            <text:p>1,970,163 </text:p>
          </table:table-cell>
          <table:table-cell table:style-name="ce6" table:formula="of:=[.C24]+[.D23]" office:value-type="float" office:value="2173480.92533634" calcext:value-type="float">
            <text:p>2,173,481 </text:p>
          </table:table-cell>
          <table:table-cell table:style-name="ce6" table:formula="of:=[.D24]+[.E23]" office:value-type="float" office:value="2375173.96835392" calcext:value-type="float">
            <text:p>2,375,174 </text:p>
          </table:table-cell>
          <table:table-cell table:style-name="ce6" table:formula="of:=[.E24]+[.F23]" office:value-type="float" office:value="2575331.25113055" calcext:value-type="float">
            <text:p>2,575,331 </text:p>
          </table:table-cell>
          <table:table-cell table:style-name="ce6"/>
          <table:table-cell table:style-name="ce1"/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6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Tổng lợi ích - chi phí của dự án:</text:p>
          </table:table-cell>
          <table:table-cell table:style-name="ce7" table:formula="of:=[.B6]-[.B22]" office:value-type="float" office:value="-1180083" calcext:value-type="float">
            <text:p>(1,180,083)</text:p>
          </table:table-cell>
          <table:table-cell table:style-name="ce7" table:formula="of:=[.C6]-[.C22]" office:value-type="float" office:value="450479.48" calcext:value-type="float">
            <text:p>450,479 </text:p>
          </table:table-cell>
          <table:table-cell table:style-name="ce7" table:formula="of:=[.D6]-[.D22]" office:value-type="float" office:value="477629.0992" calcext:value-type="float">
            <text:p>477,629 </text:p>
          </table:table-cell>
          <table:table-cell table:style-name="ce7" table:formula="of:=[.E6]-[.E22]" office:value-type="float" office:value="506500.703168" calcext:value-type="float">
            <text:p>506,501 </text:p>
          </table:table-cell>
          <table:table-cell table:style-name="ce7" table:formula="of:=[.F6]-[.F22]" office:value-type="float" office:value="537201.33129472" calcext:value-type="float">
            <text:p>537,201 </text:p>
          </table:table-cell>
          <table:table-cell table:style-name="ce7" table:number-columns-repeated="2"/>
          <table:table-cell table:style-name="ce1"/>
          <table:table-cell table:number-columns-repeated="1015"/>
        </table:table-row>
        <table:table-row table:style-name="ro1">
          <table:table-cell table:style-name="ce2" office:value-type="string" calcext:value-type="string">
            <text:p>NPV HÀNG NĂM:</text:p>
          </table:table-cell>
          <table:table-cell table:style-name="ce7" table:formula="of:=[.B7]-[.B23]" office:value-type="float" office:value="-1145711.65048544" calcext:value-type="float">
            <text:p>(1,145,712)</text:p>
          </table:table-cell>
          <table:table-cell table:style-name="ce7" table:formula="of:=[.C7]-[.C23]" office:value-type="float" office:value="424620.114996701" calcext:value-type="float">
            <text:p>424,620 </text:p>
          </table:table-cell>
          <table:table-cell table:style-name="ce7" table:formula="of:=[.D7]-[.D23]" office:value-type="float" office:value="437098.286397243" calcext:value-type="float">
            <text:p>437,098 </text:p>
          </table:table-cell>
          <table:table-cell table:style-name="ce7" table:formula="of:=[.E7]-[.E23]" office:value-type="float" office:value="450019.314524957" calcext:value-type="float">
            <text:p>450,019 </text:p>
          </table:table-cell>
          <table:table-cell table:style-name="ce7" table:formula="of:=[.F7]-[.F23]" office:value-type="float" office:value="463394.587357693" calcext:value-type="float">
            <text:p>463,395 </text:p>
          </table:table-cell>
          <table:table-cell table:style-name="ce6" table:formula="of:=SUM([.B27:.F27])" office:value-type="float" office:value="629420.652791157" calcext:value-type="float">
            <text:p>629,421 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NPV TÍCH LŨY:</text:p>
          </table:table-cell>
          <table:table-cell table:style-name="ce6" table:formula="of:=[.B8]-[.B24]" office:value-type="float" office:value="-1145711.65048544" calcext:value-type="float">
            <text:p>(1,145,712)</text:p>
          </table:table-cell>
          <table:table-cell table:style-name="ce6" table:formula="of:=[.C8]-[.C24]" office:value-type="float" office:value="-721091.535488736" calcext:value-type="float">
            <text:p>(721,092)</text:p>
          </table:table-cell>
          <table:table-cell table:style-name="ce6" table:formula="of:=[.D8]-[.D24]" office:value-type="float" office:value="-283993.249091493" calcext:value-type="float">
            <text:p>(283,993)</text:p>
          </table:table-cell>
          <table:table-cell table:style-name="ce6" table:formula="of:=[.E8]-[.E24]" office:value-type="float" office:value="166026.065433464" calcext:value-type="float">
            <text:p>166,026 </text:p>
          </table:table-cell>
          <table:table-cell table:style-name="ce6" table:formula="of:=[.F8]-[.F24]" office:value-type="float" office:value="629420.652791156" calcext:value-type="float">
            <text:p>629,421 </text:p>
          </table:table-cell>
          <table:table-cell table:style-name="ce7"/>
          <table:table-cell table:style-name="ce1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7" table:number-columns-repeated="5"/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Hoàn vốn đầu tư:</text:p>
          </table:table-cell>
          <table:table-cell table:style-name="ce8" table:formula="of:=[.G27]/[.G23]" office:value-type="percentage" office:value="0.244403764570032" calcext:value-type="percentage">
            <text:p>24.44%</text:p>
          </table:table-cell>
          <table:table-cell table:style-name="ce12" office:value-type="string" calcext:value-type="string">
            <text:p><text:s text:c="3"/>(629,421 / 2,575,331)</text:p>
          </table:table-cell>
          <table:table-cell/>
          <table:table-cell table:style-name="ce7" table:number-columns-repeated="3"/>
          <table:table-cell table:style-name="ce1" table:number-columns-repeated="2"/>
          <table:table-cell table:number-columns-repeated="1015"/>
        </table:table-row>
        <table:table-row table:style-name="ro1">
          <table:table-cell/>
          <table:table-cell table:style-name="ce9"/>
          <table:table-cell table:style-name="ce7" table:number-columns-repeated="5"/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Điểm hòa vốn:</text:p>
          </table:table-cell>
          <table:table-cell table:style-name="ce10" table:formula="of:=3+([.E27]-[.E28])/[.E27]" office:value-type="float" office:value="3.63106902287356" calcext:value-type="float">
            <text:p>3.63106902287356</text:p>
          </table:table-cell>
          <table:table-cell table:style-name="ce12" office:value-type="string" calcext:value-type="string">
            <text:p><text:s text:c="3"/>(Hòa vốn diễn ra trong năm thứ 4; 450,019 - 166,026 / 450,019 = .63)</text:p>
          </table:table-cell>
          <table:table-cell/>
          <table:table-cell table:style-name="ce13"/>
          <table:table-cell table:style-name="ce7"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/>
          <table:table-cell table:style-name="ce4" table:number-columns-repeated="6"/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2" office:value-type="string" calcext:value-type="string">
            <text:p>Các lợi ích vô hình:</text:p>
          </table:table-cell>
          <table:table-cell table:style-name="ce1" office:value-type="string" calcext:value-type="string">
            <text:p>Dịch vụ này hiện đang được cung cấp bởi các đối thủ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/>
          <table:table-cell table:style-name="ce1" office:value-type="string" calcext:value-type="string">
            <text:p>Làm tăng sự hài lòng của khách hàng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2"/>
          <table:table-cell table:style-name="ce11"/>
          <table:table-cell table:style-name="ce1"/>
          <table:table-cell table:style-name="ce2"/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/>
          <table:table-cell table:style-name="ce1" table:number-columns-repeated="6"/>
          <table:table-cell table:number-columns-repeated="1017"/>
        </table:table-row>
        <table:table-row table:style-name="ro1" table:number-rows-repeated="95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-6" style:display-name="PageStyle_2-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9-01-26T00:57:18</meta:creation-date>
    <meta:initial-creator>Barbara Haley</meta:initial-creator>
    <meta:document-statistic meta:table-count="1" meta:cell-count="150" meta:object-count="0"/>
    <meta:generator>LibreOfficeDev/6.0.5.2$Linux_X86_64 LibreOffice_project/</meta:generator>
  </office:meta>
</office:document-meta>
</file>